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BogoSort</text:p>
          </table:table-cell>
          <table:table-cell office:value-type="string" calcext:value-type="string">
            <text:p>SelectionSort</text:p>
          </table:table-cell>
          <table:table-cell office:value-type="string" calcext:value-type="string">
            <text:p>BubbleSort</text:p>
          </table:table-cell>
          <table:table-cell office:value-type="string" calcext:value-type="string">
            <text:p>InsertionSort</text:p>
          </table:table-cell>
        </table:table-row>
        <table:table-row table:style-name="ro1">
          <table:table-cell office:value-type="string" calcext:value-type="string">
            <text:p>10(5 times)</text:p>
          </table:table-cell>
          <table:table-cell office:value-type="float" office:value="0.0623494" calcext:value-type="float">
            <text:p>0.0623494</text:p>
          </table:table-cell>
          <table:table-cell office:value-type="float" office:value="0.0000044" calcext:value-type="float">
            <text:p>0.0000044</text:p>
          </table:table-cell>
          <table:table-cell office:value-type="float" office:value="0.0000135" calcext:value-type="float">
            <text:p>0.0000135</text:p>
          </table:table-cell>
          <table:table-cell office:value-type="float" office:value="0.0000038" calcext:value-type="float">
            <text:p>0.0000038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 office:value-type="string" calcext:value-type="string">
            <text:p>Unknown</text:p>
          </table:table-cell>
          <table:table-cell office:value-type="float" office:value="9.580291" calcext:value-type="float">
            <text:p>9.580291</text:p>
          </table:table-cell>
          <table:table-cell office:value-type="float" office:value="35.52924" calcext:value-type="float">
            <text:p>35.52924</text:p>
          </table:table-cell>
          <table:table-cell office:value-type="float" office:value="5.091562" calcext:value-type="float">
            <text:p>5.0915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5">00/00/0000</text:date>, <text:time style:data-style-name="N2" text:time-value="15:51:50.3184091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5:31:05.371233035</meta:creation-date>
    <dc:date>2018-08-25T16:09:17.794363666</dc:date>
    <meta:editing-duration>PT13M53S</meta:editing-duration>
    <meta:editing-cycles>3</meta:editing-cycles>
    <meta:generator>LibreOffice/5.1.6.2$Linux_X86_64 LibreOffice_project/10m0$Build-2</meta:generator>
    <meta:document-statistic meta:table-count="1" meta:cell-count="15" meta:object-count="0"/>
  </office:meta>
</office:document-meta>
</file>